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2.065cm" fo:margin-left="2.339cm" fo:margin-right="2.596cm" table:align="margins"/>
    </style:style>
    <style:style style:name="Tableau1.A" style:family="table-column">
      <style:table-column-properties style:column-width="12.065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text:tab/><text:text-input text:description="">[#if personne._civil]</text:text-input>Madame, Monsieur,<text:text-input text:description="">[#else]</text:text-input><text:text-input text:description="">${(personne._grade._trigramme)!""}</text:text-input><text:text-input text:description="">[/#if]</text:text-input> <text:text-input text:description="">${personne._prenom}</text:text-input> <text:text-input text:description="">${personne._nom}</text:text-input>,</text:p>
      <text:p text:style-name="Standard"/>
      <text:p text:style-name="Standard"><text:tab/>Pour mettre à jour notre annuaire, veuillez vérifier le détail de vos informations. Si celles-ci sont incorrectes, contactez-nous.</text:p>
      <text:p text:style-name="Standard"/>
      <text:p text:style-name="Standard">Vous êtes né(e) le <text:span text:style-name="T1"><text:text-input text:description="">${personne._dateNaissance?string("dd/MM/yyyy")}</text:text-input></text:span><text:span text:style-name="T2">.</text:span></text:p>
      <text:p text:style-name="Standard"><text:text-input text:description="">[#if personne._tab_competences?size = 0]</text:text-input></text:p>
      <text:p text:style-name="Standard">Vous n'avez pas de compétences pour l'instant.</text:p>
      <text:p text:style-name="Standard"><text:text-input text:description="">[#else]</text:text-input></text:p>
      <text:p text:style-name="Standard">Vos compétences sont actuellement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text-input text:description="">@before-row[#list personne._tab_competences as competence]</text:text-input> <text:text-input text:description="">${competence._libelle}</text:text-input> <text:text-input text:description="">@after-row[/#list]</text:text-input></text:p>
          </table:table-cell>
        </table:table-row>
      </table:table>
      <text:p text:style-name="Standard"><text:text-input text:description="">[/#if]</text:text-input></text:p>
      <text:p text:style-name="Standard"/>
      <text:p text:style-name="Standard"/>
      <text:p text:style-name="P2">IDEF Didier Fér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nistère de la Défense DCSID-SGA</meta:initial-creator>
    <meta:creation-date>2014-03-18T17:24:12.45</meta:creation-date>
    <dc:date>2014-04-02T17:35:52.85</dc:date>
    <dc:creator>Ministère de la Défense DCSID-SGA</dc:creator>
    <meta:editing-duration>PT01H10M06S</meta:editing-duration>
    <meta:editing-cycles>26</meta:editing-cycles>
    <meta:generator>OpenOffice.org/3.2$Win32 OpenOffice.org_project/320m18$Build-9502</meta:generator>
    <meta:document-statistic meta:table-count="1" meta:image-count="0" meta:object-count="0" meta:page-count="1" meta:paragraph-count="10" meta:word-count="55" meta:character-count="573"/>
  </office:meta>
</office:document-meta>
</file>